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2pt" officeooo:paragraph-rsid="00083201" style:font-size-asian="12pt" style:font-size-complex="12pt"/>
    </style:style>
    <style:style style:name="P2" style:family="paragraph" style:parent-style-name="Standard">
      <style:paragraph-properties fo:line-height="150%"/>
      <style:text-properties style:font-name="Arial" fo:font-size="12pt" officeooo:paragraph-rsid="00083201" style:font-size-asian="12pt" style:font-size-complex="12pt"/>
    </style:style>
    <style:style style:name="P3" style:family="paragraph" style:parent-style-name="Standard">
      <style:paragraph-properties fo:line-height="150%" fo:text-align="center" style:justify-single-word="false"/>
      <style:text-properties style:font-name="Arial" fo:font-size="12pt" fo:font-weight="bold" officeooo:paragraph-rsid="00083201" style:font-size-asian="12pt" style:font-weight-asian="bold" style:font-size-complex="12pt" style:font-weight-complex="bold"/>
    </style:style>
    <style:style style:name="P4" style:family="paragraph" style:parent-style-name="Standard">
      <style:paragraph-properties fo:line-height="150%"/>
      <style:text-properties style:font-name="Arial" fo:font-size="12pt" fo:font-weight="bold" officeooo:paragraph-rsid="00083201" style:font-size-asian="12pt" style:font-weight-asian="bold" style:font-size-complex="12pt" style:font-weight-complex="bold"/>
    </style:style>
    <style:style style:name="P5" style:family="paragraph" style:parent-style-name="Standard">
      <loext:graphic-properties draw:fill="none"/>
      <style:paragraph-properties fo:margin-left="0cm" fo:margin-right="0cm" fo:line-height="150%" fo:text-indent="6.9cm" style:auto-text-indent="false" fo:background-color="transparent"/>
      <style:text-properties style:font-name="Arial" fo:font-size="12pt" officeooo:paragraph-rsid="00083201" style:font-size-asian="12pt" style:font-size-complex="12pt"/>
    </style:style>
    <style:style style:name="P6" style:family="paragraph" style:parent-style-name="Standard" style:master-page-name="">
      <loext:graphic-properties draw:fill="none"/>
      <style:paragraph-properties fo:margin-left="0cm" fo:margin-right="0cm" fo:line-height="150%" fo:text-indent="6.9cm" style:auto-text-indent="false" style:page-number="auto" fo:background-color="transparent"/>
      <style:text-properties style:font-name="Arial" fo:font-size="12pt" officeooo:paragraph-rsid="00083201" style:font-size-asian="12pt" style:font-size-complex="12pt"/>
    </style:style>
    <style:style style:name="P7" style:family="paragraph" style:parent-style-name="Standard">
      <style:paragraph-properties fo:line-height="150%" fo:text-align="center" style:justify-single-word="false"/>
      <style:text-properties style:font-name="Arial" fo:font-size="12pt" fo:font-weight="bold" officeooo:paragraph-rsid="00083201"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Arial" fo:font-size="12pt" fo:font-weight="bold" officeooo:paragraph-rsid="00233820" style:font-size-asian="12pt" style:font-weight-asian="bold" style:font-size-complex="12pt" style:font-weight-complex="bold"/>
    </style:style>
    <style:style style:name="P9" style:family="paragraph" style:parent-style-name="Standard">
      <style:paragraph-properties fo:line-height="150%"/>
      <style:text-properties style:font-name="Arial" fo:font-size="12pt" fo:font-weight="bold" officeooo:paragraph-rsid="00083201"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style:font-name="Arial" fo:font-size="12pt" fo:font-weight="bold" officeooo:rsid="00250ad4" officeooo:paragraph-rsid="00250ad4" style:font-size-asian="12pt" style:font-weight-asian="bold" style:font-size-complex="12pt" style:font-weight-complex="bold"/>
    </style:style>
    <style:style style:name="P11" style:family="paragraph" style:parent-style-name="Standard">
      <style:paragraph-properties fo:line-height="150%"/>
      <style:text-properties style:font-name="Arial" fo:font-size="12pt" officeooo:paragraph-rsid="00083201" style:font-size-asian="12pt" style:font-size-complex="12pt"/>
    </style:style>
    <style:style style:name="P12" style:family="paragraph" style:parent-style-name="Standard">
      <style:paragraph-properties fo:line-height="150%"/>
      <style:text-properties style:font-name="Arial" fo:font-size="12pt" officeooo:paragraph-rsid="002587c4" style:font-size-asian="12pt" style:font-size-complex="12pt"/>
    </style:style>
    <style:style style:name="P13" style:family="paragraph" style:parent-style-name="Standard">
      <style:paragraph-properties fo:line-height="150%" fo:text-align="center" style:justify-single-word="false"/>
      <style:text-properties style:font-name="Arial" fo:font-size="12pt" fo:font-weight="normal" officeooo:rsid="00250ad4" officeooo:paragraph-rsid="00250ad4" style:font-size-asian="12pt" style:font-weight-asian="normal" style:font-size-complex="12pt" style:font-weight-complex="normal"/>
    </style:style>
    <style:style style:name="P14" style:family="paragraph" style:parent-style-name="Standard">
      <style:paragraph-properties fo:line-height="150%"/>
      <style:text-properties style:font-name="Arial" fo:font-size="12pt" fo:font-weight="normal" officeooo:paragraph-rsid="00083201" style:font-size-asian="12pt" style:font-weight-asian="normal" style:font-size-complex="12pt" style:font-weight-complex="normal"/>
    </style:style>
    <style:style style:name="P15" style:family="paragraph" style:parent-style-name="Standard">
      <style:paragraph-properties fo:line-height="150%"/>
      <style:text-properties officeooo:paragraph-rsid="00083201"/>
    </style:style>
    <style:style style:name="P16" style:family="paragraph" style:parent-style-name="Standard">
      <style:paragraph-properties fo:line-height="150%" fo:text-align="center" style:justify-single-word="false"/>
      <style:text-properties style:font-name="Arial" fo:font-size="12pt" officeooo:paragraph-rsid="00083201" style:font-size-asian="12pt" style:font-size-complex="12pt"/>
    </style:style>
    <style:style style:name="P17" style:family="paragraph" style:parent-style-name="Text_20_body">
      <style:paragraph-properties fo:line-height="150%"/>
      <style:text-properties style:font-name="Arial" fo:font-size="12pt" fo:font-weight="bold" officeooo:paragraph-rsid="00083201" style:font-size-asian="12pt" style:font-weight-asian="bold" style:font-size-complex="12pt" style:font-weight-complex="bold"/>
    </style:style>
    <style:style style:name="P18" style:family="paragraph" style:parent-style-name="Text_20_body">
      <style:paragraph-properties fo:line-height="150%" fo:text-align="center" style:justify-single-word="false"/>
      <style:text-properties style:font-name="Arial" fo:font-size="12pt" fo:font-weight="bold" officeooo:paragraph-rsid="00083201" style:font-size-asian="12pt" style:font-weight-asian="bold" style:font-size-complex="12pt" style:font-weight-complex="bold"/>
    </style:style>
    <style:style style:name="P19" style:family="paragraph" style:parent-style-name="Text_20_body">
      <style:paragraph-properties fo:line-height="150%"/>
      <style:text-properties style:font-name="Arial"/>
    </style:style>
    <style:style style:name="P20" style:family="paragraph" style:parent-style-name="Text_20_body" style:list-style-name="L1">
      <style:paragraph-properties fo:line-height="150%"/>
      <style:text-properties style:font-name="Arial"/>
    </style:style>
    <style:style style:name="P21" style:family="paragraph" style:parent-style-name="Text_20_body">
      <style:paragraph-properties fo:line-height="150%" fo:text-align="center" style:justify-single-word="false"/>
      <style:text-properties style:font-name="Arial" fo:font-size="12pt" fo:font-weight="bold" officeooo:paragraph-rsid="00083201" style:font-size-asian="12pt" style:font-size-complex="12pt"/>
    </style:style>
    <style:style style:name="P22" style:family="paragraph" style:parent-style-name="Text_20_body">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paragraph-properties fo:line-height="150%"/>
      <style:text-properties officeooo:paragraph-rsid="00224d40"/>
    </style:style>
    <style:style style:name="P25" style:family="paragraph" style:parent-style-name="Text_20_body">
      <style:paragraph-properties fo:line-height="150%" fo:text-align="center" style:justify-single-word="false"/>
      <style:text-properties officeooo:paragraph-rsid="00224d40"/>
    </style:style>
    <style:style style:name="P26" style:family="paragraph" style:parent-style-name="Text_20_body" style:list-style-name="L1">
      <style:paragraph-properties fo:margin-top="0cm" fo:margin-bottom="0cm" loext:contextual-spacing="false" fo:line-height="150%"/>
      <style:text-properties style:font-name="Arial"/>
    </style:style>
    <style:style style:name="P27" style:family="paragraph" style:parent-style-name="Text_20_body" style:list-style-name="L2">
      <style:paragraph-properties fo:margin-top="0cm" fo:margin-bottom="0cm" loext:contextual-spacing="false" fo:line-height="150%"/>
    </style:style>
    <style:style style:name="P28" style:family="paragraph" style:parent-style-name="Text_20_body" style:list-style-name="L1">
      <style:paragraph-properties fo:margin-top="0cm" fo:margin-bottom="0cm" loext:contextual-spacing="false" fo:line-height="150%"/>
    </style:style>
    <style:style style:name="T1" style:family="text">
      <style:text-properties fo:font-weight="bold" style:font-weight-asian="bold" style:font-weight-complex="bold"/>
    </style:style>
    <style:style style:name="T2" style:family="text">
      <style:text-properties fo:font-weight="bold" officeooo:rsid="000b7205" style:font-weight-asian="bold" style:font-weight-complex="bold"/>
    </style:style>
    <style:style style:name="T3" style:family="text">
      <style:text-properties fo:font-weight="bold" officeooo:rsid="00138fbd" style:font-weight-asian="bold" style:font-weight-complex="bold"/>
    </style:style>
    <style:style style:name="T4" style:family="text">
      <style:text-properties style:text-position="super 58%"/>
    </style:style>
    <style:style style:name="T5" style:family="text">
      <style:text-properties officeooo:rsid="000ee6b6"/>
    </style:style>
    <style:style style:name="T6" style:family="text">
      <style:text-properties officeooo:rsid="00087e98"/>
    </style:style>
    <style:style style:name="T7" style:family="text">
      <style:text-properties officeooo:rsid="000cefa3"/>
    </style:style>
    <style:style style:name="T8" style:family="text">
      <style:text-properties officeooo:rsid="000eec37"/>
    </style:style>
    <style:style style:name="T9" style:family="text">
      <style:text-properties officeooo:rsid="0011cdb2"/>
    </style:style>
    <style:style style:name="T10" style:family="text">
      <style:text-properties officeooo:rsid="0015dff7"/>
    </style:style>
    <style:style style:name="T11" style:family="text">
      <style:text-properties officeooo:rsid="001737ed"/>
    </style:style>
    <style:style style:name="T12" style:family="text">
      <style:text-properties officeooo:rsid="0017e4e6"/>
    </style:style>
    <style:style style:name="T13" style:family="text">
      <style:text-properties officeooo:rsid="0018542e"/>
    </style:style>
    <style:style style:name="T14" style:family="text">
      <style:text-properties officeooo:rsid="0018a2c6"/>
    </style:style>
    <style:style style:name="T15" style:family="text">
      <style:text-properties officeooo:rsid="0019e255"/>
    </style:style>
    <style:style style:name="T16" style:family="text">
      <style:text-properties style:font-name="Arial" fo:font-size="12pt" fo:font-weight="bold" style:font-size-asian="12pt" style:font-weight-asian="bold" style:font-size-complex="12pt" style:font-weight-complex="bold"/>
    </style:style>
    <style:style style:name="T17" style:family="text">
      <style:text-properties style:font-name="Arial" fo:font-size="12pt" fo:font-weight="bold" officeooo:rsid="00216b78" style:font-size-asian="12pt" style:font-weight-asian="bold" style:font-size-complex="12pt" style:font-weight-complex="bold"/>
    </style:style>
    <style:style style:name="T18" style:family="text">
      <style:text-properties style:text-underline-style="solid" style:text-underline-width="auto" style:text-underline-color="font-color"/>
    </style:style>
    <style:style style:name="T19" style:family="text">
      <style:text-properties officeooo:rsid="001c1422"/>
    </style:style>
    <style:style style:name="T20" style:family="text">
      <style:text-properties style:font-name="Arial"/>
    </style:style>
    <style:style style:name="T21" style:family="text">
      <style:text-properties style:font-name="Arial" officeooo:rsid="002050c1"/>
    </style:style>
    <style:style style:name="T22" style:family="text">
      <style:text-properties style:font-name="Arial" fo:font-size="12pt" fo:font-weight="bold" officeooo:rsid="002050c1" style:font-size-asian="12pt" style:font-weight-asian="bold" style:font-size-complex="12pt" style:font-weight-complex="bold"/>
    </style:style>
    <style:style style:name="T23" style:family="text">
      <style:text-properties style:font-name="Arial" fo:font-weight="normal" style:font-weight-asian="normal" style:font-weight-complex="normal"/>
    </style:style>
    <style:style style:name="T24" style:family="text">
      <style:text-properties officeooo:rsid="00216b7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MO. SR. DR. JUIZ DA ____VARA DO TRABALHO DE <text:span text:style-name="T6">CRICIUMA –</text:span> <text:span text:style-name="T6">SANTA CATARINA</text:span>.</text:p>
      <text:p text:style-name="P2"/>
      <text:p text:style-name="P2"/>
      <text:p text:style-name="P2"/>
      <text:p text:style-name="P2"/>
      <text:p text:style-name="P2"/>
      <text:p text:style-name="P2"/>
      <text:p text:style-name="P2"/>
      <text:p text:style-name="P2"/>
      <text:p text:style-name="P6"><text:span text:style-name="T2">GASTÃO</text:span>, brasileiro, <text:span text:style-name="T7">solteiro</text:span>, <text:span text:style-name="T7">atendente de posto de gasolina</text:span>, portador da CI. no 00000-0/PR, CPF: 00000, PIS no 000000, CTPS: 00000, série 000-0/<text:span text:style-name="T8">SC</text:span>, residente e domiciliado na Rua ..., n<text:span text:style-name="T9">º</text:span> .., Supino, Água Fresca – Pr., CEP: 00000-100, por seu advogado e procurador, infra assinado, mandato incluso, respeitosamente, comparece à presença de V.Exa., com a finalidade de propor:</text:p>
      <text:p text:style-name="P5"/>
      <text:p text:style-name="P6"><text:span text:style-name="T1">RECLAMAÇÃO TRABALHISTA,</text:span> contra:</text:p>
      <text:p text:style-name="P5"/>
      <text:p text:style-name="P5"><text:span text:style-name="T3">LAVA JATO Ltda.</text:span>, com sede na Av. ..., n.o 0000, <text:span text:style-name="T10">Bairro ...</text:span>, <text:span text:style-name="T10">Criciuma</text:span> – <text:span text:style-name="T10">Santa Catarina</text:span>, CEP: 0000-010, pelos seguintes fatos e fundamentos:</text:p>
      <text:p text:style-name="P2"/>
      <text:p text:style-name="P3">1. DO CONTRATO DE TRABALHO.</text:p>
      <text:p text:style-name="P4"/>
      <text:p text:style-name="P2">O Reclamante foi admitido em 0<text:span text:style-name="T11">6</text:span> de <text:span text:style-name="T11">fevereiro</text:span> de 20<text:span text:style-name="T12">13</text:span>. Foi dispensado sem just<text:span text:style-name="T13">o motivo</text:span> em <text:span text:style-name="T13">05</text:span> de <text:span text:style-name="T13">novembro </text:span>de 201<text:span text:style-name="T14">8</text:span>. Recebeu como última remuneração o valor de R$ <text:span text:style-name="T15">2.300,00</text:span>.</text:p>
      <text:p text:style-name="P4"/>
      <text:p text:style-name="P18">2. D<text:span text:style-name="T19">A DEVOLUÇÃO DOS DESCONTOS INDEVIDOS</text:span></text:p>
      <text:p text:style-name="P19"><text:tab/>Na existência de <text:span text:style-name="T19">cheques recebidos de clientes, que não tinham fundos</text:span>, os valores <text:s/>eram <text:span text:style-name="T18">descontado</text:span> do salário <text:span text:style-name="T19">do funcionário</text:span>, <text:span text:style-name="T19">mesmo não havendo ordens expressas di enoregador para que não aceitasse.</text:span></text:p>
      <text:p text:style-name="P24"><text:tab/>A<text:span text:style-name="T20"> conduta do Reclamado é totalmente ilegal, uma vez que não há qualquer autorização para o aludido </text:span><text:span text:style-name="T21">d</text:span><text:span text:style-name="T20">e desconto advindo da falta de </text:span><text:span text:style-name="T21">fundos em cheques</text:span><text:span text:style-name="T20">, </text:span><text:span text:style-name="T21">conforme </text:span><text:span text:style-name="T20"><text:s/>o artigo 462 da CLT autoriza apenas o desconto de danos comprovadamente causados </text:span><text:soft-page-break/><text:span text:style-name="T20">pelo empregado, desde que tenha autorização específica, ou na ocorrência de dolo por parte deste, </text:span><text:span text:style-name="T21">o que não é o caso, haja vista que não tinha autorização para recusar tais cheques.</text:span></text:p>
      <text:p text:style-name="P24"><text:span text:style-name="T22"/></text:p>
      <text:p text:style-name="P25"><text:span text:style-name="T17">3. ADICIONAL DE TRÂNSFERENCIA</text:span></text:p>
      <text:p text:style-name="P3"/>
      <text:p text:style-name="P15"><text:span text:style-name="T16"><text:tab/></text:span><text:span text:style-name="T20">O </text:span><text:span text:style-name="Strong_20_Emphasis"><text:span text:style-name="T20">adicional de transferência</text:span></text:span><text:span text:style-name="T20"> é um benefício para aqueles que irão exercer suas atividades em um lugar diferente daquele que já trabalha e com a condição que seja fundamental a sua mudança para uma nova residência em caráter provisório.</text:span></text:p>
      <text:p text:style-name="P22"><text:span text:style-name="T20"><text:tab/>Para se </text:span><text:span text:style-name="Strong_20_Emphasis"><text:span text:style-name="T20">ter direito ao adicional de transferência</text:span></text:span><text:span text:style-name="T20"> é necessário os preencher os seguintes requisitos:</text:span></text:p>
      <text:list xml:id="list288155055" text:style-name="L2">
        <text:list-item>
          <text:p text:style-name="P27"><text:span text:style-name="Strong_20_Emphasis"><text:span text:style-name="T20">Transferência temporária solicitada pela empresa.</text:span></text:span></text:p>
        </text:list-item>
        <text:list-item>
          <text:p text:style-name="P27"><text:span text:style-name="Strong_20_Emphasis"><text:span text:style-name="T20">Mudança de localidade e residência.</text:span></text:span></text:p>
        </text:list-item>
        <text:list-item>
          <text:p text:style-name="P23"><text:span text:style-name="Strong_20_Emphasis"><text:span text:style-name="T20">Comprovar real necessidade do serviço.</text:span></text:span></text:p>
        </text:list-item>
      </text:list>
      <text:p text:style-name="P22"><text:span text:style-name="T20"><text:tab/>É importante lembrar que a transferência é caracterizada pela exigência de mudança por parte da empresa, quando quem solicita é o empregado o nome dado é remoção e essa </text:span><text:span text:style-name="Strong_20_Emphasis"><text:span text:style-name="T20">não dá o direito de solicitar o adicional</text:span></text:span><text:span text:style-name="T20">.</text:span></text:p>
      <text:p text:style-name="P22"><text:span text:style-name="T20"><text:tab/>Outro ponto importante é que apesar de ser uma </text:span><text:span text:style-name="Strong_20_Emphasis"><text:span text:style-name="T20">transferência chamada provisória</text:span></text:span><text:span text:style-name="T20">, não existe um prazo determinado para o tempo em que o empregado deverá ficar fora de seu domicílio original.</text:span></text:p>
      <text:p text:style-name="P17"><text:span text:style-name="T20"><text:tab/></text:span><text:span text:style-name="T23">Segundo o </text:span><text:a xlink:type="simple" xlink:href="http://www.planalto.gov.br/ccivil_03/LEIS/L6203.htm" office:target-frame-name="_blank" xlink:show="new" text:style-name="Internet_20_link" text:visited-style-name="Visited_20_Internet_20_Link"><text:span text:style-name="T23">artigo 469 da CLT</text:span></text:a><text:span text:style-name="T23"> é proibido transferir o trabalhador sem a sua concordância, contudo, existem 3 possibilidades que pode haver a decisão unilateral, são elas:</text:span></text:p>
      <text:list xml:id="list1524373153" text:style-name="L1">
        <text:list-item>
          <text:p text:style-name="P28"><text:span text:style-name="T20">Colaboradores que assumam cargo de confiança (ocorre muito frequentemente com </text:span><text:a xlink:type="simple" xlink:href="https://www.salario.com.br/profissao/gerente-de-loja-e-supermercado-cbo-141415/" text:style-name="Internet_20_link" text:visited-style-name="Visited_20_Internet_20_Link"><text:span text:style-name="T20">Gerentes de Lojas</text:span></text:a><text:span text:style-name="T20"> ou </text:span><text:a xlink:type="simple" xlink:href="https://www.salario.com.br/profissao/gerente-comercial-cbo-142305/" text:style-name="Internet_20_link" text:visited-style-name="Visited_20_Internet_20_Link"><text:span text:style-name="T20">Comerciais</text:span></text:a><text:span text:style-name="T20">).</text:span></text:p>
        </text:list-item>
        <text:list-item>
          <text:p text:style-name="P26">Quando já está previsto a transferência de maneira clara e consistente em contrato.</text:p>
        </text:list-item>
        <text:list-item>
          <text:p text:style-name="P20">Se a filial que o empregado estiver trabalhando for encerrar suas atividades.</text:p>
        </text:list-item>
      </text:list>
      <text:p text:style-name="P4"/>
      <text:p text:style-name="P10">3 – ADICIONAL DE PERICULOSIDADE</text:p>
      <text:p text:style-name="P10"/>
      <text:p text:style-name="P13"><text:tab/>I - Faz jus ao adicional de periculosidade o empregado exposto permanentemente ou que, de forma intermitente, sujeita-se a condições de risco. Indevido, apenas, quando <text:soft-page-break/>o contato dá-se de forma eventual, assim considerado o fortuito, ou o que, sendo habitual, dá-se por tempo extremamente reduzido. (ex-OJs nº 05 - Inserida em 14.03.1994 e nº 280 - DJ 11.08.2003)</text:p>
      <text:p text:style-name="P13">II - <text:s/>- A fixação do adicional de periculosidade, em percentual inferior ao legal e proporcional ao tempo de exposição ao risco, deve ser respeitada, desde que pactuada em acordos ou convenções coletivos. (ex-OJ nº 258 - Inserida em 27.09.2002)</text:p>
      <text:p text:style-name="P14">Tal entendimento confirma o direito a percepção do adicional, pois de acordo com o reclamante o avião com destino ao trecho mais curto de voo sai com no mínimo 7 toneladas de combustível, ou seja, quantidade suficiente para expor a grande risco todos que atuam na área de operações de aeronaves.</text:p>
      <text:p text:style-name="P14"/>
      <text:p text:style-name="P21">2.9 – Da Assistência Judiciária Gratuita e dos Honorários Advocatícios</text:p>
      <text:p text:style-name="P19">A Constituição Federal, em seu artigo 5°, LXXIV, contemplou a assistência judiciária gratuita aos que comprovarem o estado de pobreza, nos termos da Lei nº 1.060/50, com as simplificações introduzidas pelas Leis nº 7.115/83 e 7.510/86. A este tema, o Egrégio Tribunal da 4ª Região, através de suas Turmas, tem se inclinado no sentido da manutenção de decisões proferidas pelo Juízo monocrático, onde há condenação da parte Reclamada ao pagamento de honorários assistenciais.</text:p>
      <text:p text:style-name="P1"/>
      <text:p text:style-name="P2"/>
      <text:p text:style-name="P2"/>
      <text:p text:style-name="P3">NO MÉRITO, REQUER:</text:p>
      <text:p text:style-name="P3"/>
      <text:p text:style-name="P3">V. VERBAS RESCISÓRIAS, SALÁRIOS, 13<text:span text:style-name="T4">o</text:span> SALÁRIOS</text:p>
      <text:p text:style-name="P3"/>
      <text:p text:style-name="P2">Conforme já se disse o reclamante foi dispensado em 29 de janeiro de 2013,</text:p>
      <text:p text:style-name="P2">entretanto até o momento o reclamado não efetuou o pagamento das verbas</text:p>
      <text:p text:style-name="P2">rescisórias, salários (agosto/2011, janeiro/2012, fevereiro/2012, novembro/2012,</text:p>
      <text:p text:style-name="P2">dezembro/2012, saldo janeiro2013) 13o salários de 2012 e proporcionais de</text:p>
      <text:p text:style-name="P2">2013, férias vencidas e proporcionais acrescidas do abono de 1/3, FGTS mais a</text:p>
      <text:p text:style-name="P2">multa de 40%.</text:p>
      <text:p text:style-name="P2">Destarte, tem o autor direito em receber às verbas</text:p>
      <text:p text:style-name="P2">rescisórias e demais consectários, conforme a seguir discriminadas:</text:p>
      <text:p text:style-name="P2">Verbas devidas</text:p>
      <text:p text:style-name="P2"><text:soft-page-break/></text:p>
      <text:p text:style-name="P2">janeiro2013) 13o salários de 2012 e verbas rescisórias, consoante o retro</text:p>
      <text:p text:style-name="P2">demonstrado, no valor de R$ 14.626,10 (quatorze mil, duzentos e vinte e nove</text:p>
      <text:p text:style-name="P2">reais e oitenta centavos) que deverão ser pagas em 1a audiência, sob as penas</text:p>
      <text:p text:style-name="P2">do artigo 467, da CLT. (acréscimo de 50%), devidamente corrigidas.</text:p>
      <text:p text:style-name="P2">Deverá ser determinado à empresa reclamada para que efetue a entrega do</text:p>
      <text:p text:style-name="P2">Termo de Rescisão no código 01 (zero um) para possibilitar a movimentação dos</text:p>
      <text:p text:style-name="P2">depósitos fundiários.</text:p>
      <text:p text:style-name="P4"/>
      <text:p text:style-name="P3">VI. MULTA DO ARTIGO 477, DA CLT.</text:p>
      <text:p text:style-name="P4"/>
      <text:p text:style-name="P2">Conforme já se disse o reclamante foi dispensado em 29 de janeiro de 2013,</text:p>
      <text:p text:style-name="P2">entretanto as verbas rescisórias até o momento não lhe foram pagas. Verifica-</text:p>
      <text:p text:style-name="P2">se desta forma que os reclamados violaram o disposto no § 6o, do referido artigo.</text:p>
      <text:p text:style-name="P2">Assim, tem direito o reclamante em receber a multa equivalente ao seu salário,</text:p>
      <text:p text:style-name="P2">devidamente corrigido, de acordo com os termos do § 8o, do referido art. 477, da</text:p>
      <text:p text:style-name="P2">CLT, no valor estimado de R$..............</text:p>
      <text:p text:style-name="P3"/>
      <text:p text:style-name="P3">VII. FGTS DO PERÍODO TRABALHADO.</text:p>
      <text:p text:style-name="P3"/>
      <text:p text:style-name="P2">Os reclamados deixaram de efetuar os depósitos</text:p>
      <text:p text:style-name="P2">fundiários dos seguintes meses de trabalho:</text:p>
      <text:p text:style-name="P2">Mês/ano Salário FGTS 8%</text:p>
      <text:p text:style-name="P2">Novembro/2008 700,00 56,00</text:p>
      <text:p text:style-name="P2">Dezembro/2008 700,00 56,00</text:p>
      <text:p text:style-name="P2">13o salário/2008 350,00 28,00</text:p>
      <text:p text:style-name="P2">===========</text:p>
      <text:p text:style-name="P2">TOTAL DEVIDO..............................................</text:p>
      <text:p text:style-name="P2">5.416,43</text:p>
      <text:p text:style-name="P2">Destarte, tem o reclamante direito em receber ao</text:p>
      <text:p text:style-name="P2">FGTS não depositado na conta fundiária, acrescido da multa de 40%, no valor</text:p>
      <text:p text:style-name="P2">de R$ 5.416,43, conforme retro descrito, acrescido de juros e correção</text:p>
      <text:p text:style-name="P2">monetária.</text:p>
      <text:p text:style-name="P2"/>
      <text:p text:style-name="P8">DIANTE DO EXPOSTO, RECLAMA:</text:p>
      <text:p text:style-name="P8"><text:soft-page-break/></text:p>
      <text:p text:style-name="P12">a) <text:span text:style-name="T20">O valor do benefício é equivalente a 25% do </text:span><text:a xlink:type="simple" xlink:href="https://www.salario.com.br/" text:style-name="Internet_20_link" text:visited-style-name="Visited_20_Internet_20_Link"><text:span text:style-name="T20">salário base</text:span></text:a><text:span text:style-name="T20"> do trabalhador.</text:span></text:p>
      <text:p text:style-name="P2">e) Adicional noturno, com a integração ao salário, para pagamento dos</text:p>
      <text:p text:style-name="P2">repousos semanais remunerados, com reflexos em férias, abono de férias e</text:p>
      <text:p text:style-name="P2">13o salários, FGTS mais multa de 40/5, tudo devidamente corrigido, conforme</text:p>
      <text:p text:style-name="P2">o exposto no item “IV”, no valor estimado de............................. R$..............;</text:p>
      <text:p text:style-name="P2">g) Multa equivalente ao salário do autor, devidamente corrigido, de acordo com</text:p>
      <text:p text:style-name="P2">os termos do § 8o, do referido art. 477, da CLT., conforme item “VI”, no valor</text:p>
      <text:p text:style-name="P2">estimado de................................................................................. R$..............;</text:p>
      <text:p text:style-name="P2">j) Indenização pelo dano moral e patrimonial, na importância não inferior a 20</text:p>
      <text:p text:style-name="P2">(vinte) salários, correspondentes ao último percebido pelo autor,</text:p>
      <text:p text:style-name="P2">devidamente corrigidos, conforme o exposto no item “IX”, no valor estimado</text:p>
      <text:p text:style-name="P2">de .................................................................................................R$..............;</text:p>
      <text:p text:style-name="P2">l) Aplicação do artigo 467, da CLT., às verbas salariais incontroversas.(Saldo</text:p>
      <text:p text:style-name="P2">salários, 13osalários), no valor estimado de ................................R$..............;</text:p>
      <text:p text:style-name="P2">m) Juros e correção monetária na forma da lei, no valor estimado de R$..............;</text:p>
      <text:p text:style-name="P2">n) Liquidação por simples cálculos.</text:p>
      <text:p text:style-name="P2">Diante do exposto e das provas que serão produzidas em audiência, pede-</text:p>
      <text:p text:style-name="P2">se e espera-se seja julgada procedente a reclamação, com a condenação do</text:p>
      <text:p text:style-name="P2">reclamado ao pagamento dos pedidos retro mencionados, com juros e correção</text:p>
      <text:p text:style-name="P2">monetária, notificando-se o, para responder aos termos da presente reclamação,</text:p>
      <text:p text:style-name="P2">sob pena de revelia e confissão.</text:p>
      <text:p text:style-name="P2">Requer-se desde logo o depoimento pessoal do reclamado sob pena de</text:p>
      <text:p text:style-name="P2">confesso e inquirição de testemunhas, protestando por demais provas em direito</text:p>
      <text:p text:style-name="P2">admitidas.</text:p>
      <text:p text:style-name="P2">Por fim, requer-se seja concedido à Reclamante os</text:p>
      <text:p text:style-name="P2">benefícios da Justiça Gratuita, vez que a mesmo não tem condições de</text:p>
      <text:p text:style-name="P2">demandar em Juízo sem prejudicar o seu sustento e de sua família.</text:p>
      <text:p text:style-name="P2">Dá-se à causa, meramente para efeito de alçada, o valor de R$ 30.000,00</text:p>
      <text:p text:style-name="P2">(trinta mil reais), processando o feito pelo rito ordinário.</text:p>
      <text:p text:style-name="P2">Pede deferimento.</text:p>
      <text:p text:style-name="P2"/>
      <text:p text:style-name="P2">Curitiba, .... de ......... de .......</text:p>
      <text:p text:style-name="P2">Advogada (o).....</text:p>
      <text:p text:style-name="P2">OAB/Pr. 1.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4:38:42.156845634</meta:creation-date>
    <dc:date>2019-03-12T15:31:42.218402374</dc:date>
    <meta:editing-duration>PT48M16S</meta:editing-duration>
    <meta:editing-cycles>27</meta:editing-cycles>
    <meta:generator>LibreOffice/6.0.3.2$Linux_X86_64 LibreOffice_project/00m0$Build-2</meta:generator>
    <meta:document-statistic meta:table-count="0" meta:image-count="0" meta:object-count="0" meta:page-count="5" meta:paragraph-count="100" meta:word-count="1299" meta:character-count="8480" meta:non-whitespace-character-count="7271"/>
  </office:meta>
</office:document-meta>
</file>